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0567in" svg:height="10.8756in" svg:x="1.8213in" svg:y="0.0417in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676" calcext:value-type="float">
            <text:p>126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876" calcext:value-type="float">
            <text:p>248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911" calcext:value-type="float">
            <text:p>49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7T07:23:15.913000000</meta:creation-date>
    <dc:date>2020-10-17T08:43:17.665000000</dc:date>
    <meta:editing-duration>PT1H9M51S</meta:editing-duration>
    <meta:editing-cycles>1</meta:editing-cycles>
    <meta:document-statistic meta:table-count="1" meta:cell-count="20" meta:object-count="1"/>
    <meta:generator>LibreOffice/7.0.2.2$Windows_X86_64 LibreOffice_project/8349ace3c3162073abd90d81fd06dcfb6b36b9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8.405cm" svg:height="27.625cm" xlink:href=".." xlink:type="simple" chart:class="chart:scatter" chart:style-name="ch1">
        <chart:title svg:x="23.1cm" svg:y="0.688cm" chart:style-name="ch2">
          <text:p>TOH Time</text:p>
        </chart:title>
        <chart:legend chart:legend-position="end" svg:x="45.553cm" svg:y="13.513cm" style:legend-expansion="high" chart:style-name="ch3"/>
        <chart:plot-area chart:style-name="ch4" table:cell-range-address="Sheet1.A1:Sheet1.B10" svg:x="1.979cm" svg:y="2.019cm" svg:width="42.606cm" svg:height="24.073cm">
          <chart:coordinate-region svg:x="3.156cm" svg:y="2.218cm" svg:width="41.242cm" svg:height="23.227cm"/>
          <chart:axis chart:dimension="x" chart:name="primary-x" chart:style-name="ch5">
            <chart:title svg:x="22.113cm" svg:y="26.644cm" chart:style-name="ch6">
              <text:p>Number of Disk</text:p>
            </chart:title>
          </chart:axis>
          <chart:axis chart:dimension="y" chart:name="primary-y" chart:style-name="ch5">
            <chart:title svg:x="0.451cm" svg:y="14.893cm" chart:style-name="ch7">
              <text:p>Time in ms</text:p>
            </chart:title>
            <chart:grid chart:style-name="ch8" chart:class="major"/>
          </chart:axis>
          <chart:series chart:style-name="ch9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.A1:Sheet1.A10</svg:desc>
                </draw:g>
              </table:table-cell>
              <table:table-cell office:value-type="float" office:value="99">
                <text:p>99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2676">
                <text:p>12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4876">
                <text:p>24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9911">
                <text:p>49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